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 text:style-name="P1"><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685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25H41M46S</meta:editing-duration>
    <meta:editing-cycles>118</meta:editing-cycles>
    <meta:generator>OpenOffice.org/3.2$Win32 OpenOffice.org_project/320m18$Build-9502</meta:generator>
    <dc:date>2011-02-02T22:24:32.84</dc:date>
    <meta:document-statistic meta:object-count="230"/>
  </office:meta>
</office:document-meta>
</file>